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0">
            <text:p>1.5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SAIA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VIDA-E-SAUD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CLINICA-HISSAO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11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12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table:style-name="ce31" office:value-type="float" office:value="9">
            <text:p>9</text:p>
          </table:table-cell>
          <table:table-cell table:style-name="ce31" office:value-type="string">
            <text:p>Xerox emitidos no mês</text:p>
          </table:table-cell>
          <table:table-cell table:style-name="ce34" table:formula="of:=[.C1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4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Xerox emitidos no mês</text:p>
          </table:table-cell>
          <table:table-cell table:style-name="ce34" table:formula="of:=[.C34]*0.3" office:value-type="float" office:value="9.6">
            <text:p>9,6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Xerox emitidos no mês</text:p>
          </table:table-cell>
          <table:table-cell table:style-name="ce34" table:formula="of:=[.C59]*0.3" office:value-type="float" office:value="17.1">
            <text:p>17,1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Xerox emitidos no mês</text:p>
          </table:table-cell>
          <table:table-cell table:style-name="ce34" table:formula="of:=[.C70]*0.3" office:value-type="float" office:value="22.8">
            <text:p>22,8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35">
            <text:p>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6">
            <text:p>4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6">
            <text:p>4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6">
            <text:p>4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10">
            <text:p>1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2">
            <text:p>1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66">
            <text:p>16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3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/09/2011</text:date>, <text:time>15:40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l</dc:title>
    <meta:initial-creator>Carlos Augusto Marcicano</meta:initial-creator>
    <meta:creation-date>2007-08-03T15:08:45</meta:creation-date>
    <dc:date>2011-09-01T15:40:38</dc:date>
    <meta:print-date>2009-07-16T11:00:49</meta:print-date>
    <dc:language>pt-BR</dc:language>
    <meta:editing-cycles>1076</meta:editing-cycles>
    <meta:editing-duration>P3DT9H10M48S</meta:editing-duration>
    <dc:creator>Guto Marcicano</dc:creator>
    <meta:document-statistic meta:table-count="2" meta:cell-count="220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